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Preformatted_20_Text">
      <loext:graphic-properties draw:fill="solid" draw:fill-color="#2b2b2b" draw:opacity="100%"/>
      <style:paragraph-properties fo:background-color="#2b2b2b"/>
      <style:text-properties fo:color="#9876aa" style:font-name="DejaVu Sans Mono" fo:font-style="italic"/>
    </style:style>
    <style:style style:name="P2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 fo:background-color="#364135"/>
    </style:style>
    <style:style style:name="P3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 style:font-name="DejaVu Sans Mono"/>
    </style:style>
    <style:style style:name="P4" style:family="paragraph" style:parent-style-name="Preformatted_20_Text">
      <loext:graphic-properties draw:fill="solid" draw:fill-color="#2b2b2b" draw:opacity="100%"/>
      <style:paragraph-properties fo:background-color="#2b2b2b"/>
      <style:text-properties fo:color="#a9b7c6"/>
    </style:style>
    <style:style style:name="P5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 style:font-name="DejaVu Sans Mono"/>
    </style:style>
    <style:style style:name="P6" style:family="paragraph" style:parent-style-name="Preformatted_20_Text">
      <loext:graphic-properties draw:fill="solid" draw:fill-color="#2b2b2b" draw:opacity="100%"/>
      <style:paragraph-properties fo:margin-top="0cm" fo:margin-bottom="0.499cm" loext:contextual-spacing="false" fo:background-color="#2b2b2b"/>
      <style:text-properties fo:color="#a9b7c6"/>
    </style:style>
    <style:style style:name="T1" style:family="text">
      <style:text-properties fo:color="#cc7832"/>
    </style:style>
    <style:style style:name="T2" style:family="text">
      <style:text-properties fo:color="#287bde"/>
    </style:style>
    <style:style style:name="T3" style:family="text">
      <style:text-properties fo:color="#ffc66d" fo:font-style="italic"/>
    </style:style>
    <style:style style:name="T4" style:family="text">
      <style:text-properties style:font-name="DejaVu Sans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jakartaee8-petclinic</text:p>
      <text:p text:style-name="P3">Jakarta EE 8 Petclinic - <text:s/>a JSF and Jakarta EE Version of Spring Petclinic - <text:s/>and Update from Java EE 7 Petclinic</text:p>
      <text:p text:style-name="P1">## What is this?</text:p>
      <text:p text:style-name="P3"><text:span text:style-name="T1">* </text:span>JSF and Jakarta EE 8 Version of <text:span text:style-name="T2">[Spring Petclinic]</text:span>(<text:span text:style-name="T3">https://github.com/spring-projects/spring-petclinic</text:span>)</text:p>
      <text:p text:style-name="P3"><text:span text:style-name="T1">* </text:span>This is an Update of <text:span text:style-name="T2">[Java EE 7 Petclinic]</text:span>(<text:span text:style-name="T3">https://github.com/Jakarta-EE-Petclinic/javaee7-petclinic</text:span>)</text:p>
      <text:p text:style-name="P1">## Where is it?</text:p>
      <text:p text:style-name="P3"><text:span text:style-name="T1">* </text:span>Github: <text:span text:style-name="T2">[https://github.com/Jakarta-EE-Petclinic/jakartaee-petclinic]</text:span>(<text:span text:style-name="T3">https://github.com/Jakarta-EE-Petclinic/jakartaee-petclinic</text:span>)</text:p>
      <text:p text:style-name="P3"><text:span text:style-name="T1">* </text:span>Demo on OpenShift: <text:span text:style-name="T2">[http://jakartaee8petclinic.rhcloud.com/]</text:span>(<text:span text:style-name="T3">http://jakartaee8petclinic.rhcloud.com</text:span>)</text:p>
      <text:p text:style-name="P3"><text:span text:style-name="T1">* </text:span>Blog: <text:span text:style-name="T2">[http://thomas-woehlke.blogspot.de/2018/10/jakarta-ee-8-petclinic.html]</text:span>(<text:span text:style-name="T3">http://thomas-woehlke.blogspot.de/2018/10/jakarta-ee-8-petclinic.html</text:span>)</text:p>
      <text:p text:style-name="P1">## Motivation</text:p>
      <text:p text:style-name="P3"><text:span text:style-name="T1">* </text:span>Some experimental Work with JSF, Jakarta EE 8 and Java EE 8. </text:p>
      <text:p text:style-name="P3"><text:span text:style-name="T1">* </text:span>Comparison between Java EE / Jakarta EE and Spring Frameworks.</text:p>
      <text:p text:style-name="P1">## Spring Petclinic</text:p>
      <text:p text:style-name="P3"><text:span text:style-name="T1">* </text:span>Github: <text:span text:style-name="T2">[https://github.com/spring-projects/spring-petclinic]</text:span>(<text:span text:style-name="T3">https://github.com/spring-projects/spring-petclinic</text:span>)</text:p>
      <text:p text:style-name="P1">## More Developer Info</text:p>
      <text:p text:style-name="P3"><text:span text:style-name="T1">* </text:span><text:span text:style-name="T2">[Jakarta EE 8]</text:span>(<text:span text:style-name="T3">etc/JARTKARTA_EE.md</text:span>)</text:p>
      <text:p text:style-name="P3"><text:span text:style-name="T1">* </text:span><text:span text:style-name="T2">[Java jdk and jvm]</text:span>(<text:span text:style-name="T3">etc/JAVA_JDK_AND_JVM.md</text:span>)</text:p>
      <text:p text:style-name="P3"><text:span text:style-name="T1">* </text:span><text:span text:style-name="T2">[Java Server Faces JSF]</text:span>(<text:span text:style-name="T3">etc/JSF_PRIMEFACES.md</text:span>)</text:p>
      <text:p text:style-name="P3"><text:span text:style-name="T1">* </text:span><text:span text:style-name="T2">[Maven Plugins]</text:span>(<text:span text:style-name="T3">etc/MAVEN.md</text:span>)</text:p>
      <text:p text:style-name="P1">## Development</text:p>
      <text:p text:style-name="P3"><text:span text:style-name="T1">* </text:span><text:span text:style-name="T2">[Software Design]</text:span>(<text:span text:style-name="T3">etc/Software_Design.md</text:span>)</text:p>
      <text:p text:style-name="P3"><text:span text:style-name="T1">* </text:span><text:span text:style-name="T2">[Maven Profiles and Git Branches]</text:span>(<text:span text:style-name="T3">etc/PROFILES_AND_BRANCHES.md</text:span>)</text:p>
      <text:p text:style-name="P3"><text:span text:style-name="T1">* </text:span><text:span text:style-name="T2">[ToDo]</text:span>(<text:span text:style-name="T3">etc/TODO.md</text:span>)</text:p>
      <text:p text:style-name="P3"><text:span text:style-name="T1">* </text:span><text:span text:style-name="T2">[Testing]</text:span>(<text:span text:style-name="T3">etc/TESTING.md</text:span>)</text:p>
      <text:p text:style-name="P3"><text:span text:style-name="T1">* </text:span><text:span text:style-name="T2">[Source on Github]</text:span>(<text:span text:style-name="T3">etc/SOURCE.md</text:span>)</text:p>
      <text:p text:style-name="P1">## Jakarta EE Runtimes</text:p>
      <text:p text:style-name="P3"><text:span text:style-name="T1">* </text:span><text:span text:style-name="T2">[OpenLiberty]</text:span>(<text:span text:style-name="T3">etc/RUNTIME_OPEN_LIBERTY.md</text:span>)</text:p>
      <text:p text:style-name="P3"><text:span text:style-name="T1">* </text:span><text:span text:style-name="T2">[Wildfly]</text:span>(<text:span text:style-name="T3">etc/RUNTIME_WILDFLY.md</text:span>)</text:p>
      <text:p text:style-name="P3"><text:span text:style-name="T1">* </text:span><text:span text:style-name="T2">[Glassfish]</text:span>(<text:span text:style-name="T3">etc/RUNTIME_GLASSFISH.md</text:span>)</text:p>
      <text:p text:style-name="P1">## Cloud</text:p>
      <text:p text:style-name="P3"><text:span text:style-name="T1">* </text:span><text:span text:style-name="T2">[Openshift]</text:span>(<text:span text:style-name="T3">etc/CLOUD.md</text:span>)</text:p>
      <text:p text:style-name="P1"># Software Design</text:p>
      <text:p text:style-name="P1">## Domain Class Modell</text:p>
      <text:p text:style-name="P2">![Figure Domain Class Modell](etc/images/DomainClassModell.jpg)</text:p>
      <text:p text:style-name="P1">## Use Cases</text:p>
      <text:p text:style-name="P2">![Figure Uses Cases Vet](etc/images/UseCases.jpg)</text:p>
      <text:p text:style-name="P2">![Figure Uses Cases Owner](etc/images/UseCasesOwner.jpg)</text:p>
      <text:p text:style-name="P1">## Page Flow</text:p>
      <text:p text:style-name="P2">![Figure Pageflow](etc/images/Pageflow.jpg)</text:p>
      <text:p text:style-name="P1">## Screens</text:p>
      <text:p text:style-name="P1">### Add Vet with ManyToMany Relation to Specialty</text:p>
      <text:p text:style-name="P2">![Figure Add Vet with ManyToMany Relation to Specialty](etc/images/screenAddVet.png)</text:p>
      <text:p text:style-name="P1">### New Visit</text:p>
      <text:p text:style-name="P2">![Figure New Visit](etc/images/screenNewVisit.png])</text:p>
      <text:p text:style-name="P1">### Owner</text:p>
      <text:p text:style-name="P2">![Figure Owner](etc/images/screenOwner.png)</text:p>
      <text:p text:style-name="P1">## First Steps to use ##</text:p>
      <text:p text:style-name="P3"><text:span text:style-name="T1">* </text:span>add some PetTypes like dog,cat,mouse,...</text:p>
      <text:p text:style-name="P3"><text:span text:style-name="T1">* </text:span>add some Specialties for Vetinarians like dentist, anesthetist, radiology,...</text:p>
      <text:p text:style-name="P3"><text:span text:style-name="T1">* </text:span>add a Vetinarian</text:p>
      <text:p text:style-name="P3"><text:span text:style-name="T1">* </text:span>add an Owner, add him am a Pet and his Pet a visit.</text:p>
      <text:p text:style-name="P1">## visit Spring Petclinic ##</text:p>
      <text:p text:style-name="P5"><text:span text:style-name="T1">* </text:span><text:a xlink:type="simple" xlink:href="https://github.com/spring-projects/spring-petclinic" text:style-name="Internet_20_link" text:visited-style-name="Visited_20_Internet_20_Link">https://github.com/spring-projects/spring-petclinic</text:a></text:p>
      <text:p text:style-name="P5"><text:soft-page-break/></text:p>
      <text:p text:style-name="P5"/>
      <text:p text:style-name="P3">JEE6 Petclinic</text:p>
      <text:p text:style-name="P4"><text:s text:c="4"/><text:span text:style-name="T4">JSF with Java EE 6 Version of Spring Petclinic.</text:span></text:p>
      <text:p text:style-name="P4"><text:s text:c="4"/><text:span text:style-name="T4">Github: {{{https://github.com/phasenraum2010/jee6-petclinic}https://github.com/phasenraum2010/jee6-petclinic}}</text:span></text:p>
      <text:p text:style-name="P3">* Motivation</text:p>
      <text:p text:style-name="P4"><text:s text:c="4"/><text:span text:style-name="T4">Some experimental Work with JSF and Java EE 6. Comparison between JEE6 and Spring Frameworks.</text:span></text:p>
      <text:p text:style-name="P3">* Spring Petclinic</text:p>
      <text:p text:style-name="P4"><text:s text:c="4"/><text:span text:style-name="T4">Github: {{{https://github.com/spring-projects/spring-petclinic}https://github.com/spring-projects/spring-petclinic}}</text:span></text:p>
      <text:p text:style-name="P3">* Runtime</text:p>
      <text:p text:style-name="P4"><text:s text:c="4"/><text:span text:style-name="T4">Runs on JBoss AS 7</text:span></text:p>
      <text:p text:style-name="P3">* Runtime Dependencies</text:p>
      <text:p text:style-name="P4"><text:s text:c="4"/><text:span text:style-name="T4">JBoss AS 7 - Java EE 6 Certified.</text:span></text:p>
      <text:p text:style-name="P3">* Domain Class Modell</text:p>
      <text:p text:style-name="P3">[images/DomainClassModell.jpg] Figure Domain Class Modell</text:p>
      <text:p text:style-name="P3">* Use Cases</text:p>
      <text:p text:style-name="P3">[images/UseCases.jpg] Figure Uses Cases Vet</text:p>
      <text:p text:style-name="P3">[images/UseCasesOwner.jpg] Figure Uses Cases Owner</text:p>
      <text:p text:style-name="P3">* Pageflow</text:p>
      <text:p text:style-name="P3">[images/Pageflow.jpg] Figure Pageflow</text:p>
      <text:p text:style-name="P3">* Screens</text:p>
      <text:p text:style-name="P3">** Add Vet with ManyToMany Relation to Specialty</text:p>
      <text:p text:style-name="P3">[images/screenAddVet.png] Figure Add Vet with ManyToMany Relation to Specialty</text:p>
      <text:p text:style-name="P3">** New Visit</text:p>
      <text:p text:style-name="P3">[images/screenNewVisit.png] Figure New Visit</text:p>
      <text:p text:style-name="P3">** Owner</text:p>
      <text:p text:style-name="P3">[images/screenOwner.png] Figure Owner</text:p>
      <text:p text:style-name="P3">* Setup</text:p>
      <text:p text:style-name="P3">** install JBoss</text:p>
      <text:p text:style-name="P4"><text:s text:c="4"/><text:span text:style-name="T4">install JBoss 7.1.1.Final from {{{http://www.jboss.org/jbossas/downloads/}http://www.jboss.org/jbossas/downloads/}} to e.g. /Users/tw/srv/jboss-as-7.1.1.Final/</text:span></text:p>
      <text:p text:style-name="P4"><text:s text:c="4"/><text:span text:style-name="T4">start JBoss by:</text:span></text:p>
      <text:p text:style-name="P4"><text:s text:c="4"/><text:span text:style-name="T4">cd /Users/tw/srv/jboss-as-7.1.1.Final/bin</text:span></text:p>
      <text:p text:style-name="P4"><text:s text:c="4"/><text:span text:style-name="T4">./standalone.sh</text:span></text:p>
      <text:p text:style-name="P3">** build and run</text:p>
      <text:p text:style-name="P4"><text:s text:c="4"/><text:span text:style-name="T4">build project with: mvn clean install</text:span></text:p>
      <text:p text:style-name="P4"><text:s text:c="4"/><text:span text:style-name="T4">copy war to deployment directory of jboss: cp -f target/jee6-petclinic-1.0-SNAPSHOT.war /Users/tw/srv/jboss-as-7.1.1.Final/standalone/deployments/</text:span></text:p>
      <text:p text:style-name="P4"><text:s text:c="4"/><text:span text:style-name="T4">open url in browser: {{http://localhost:8080/jee6-petclinic-1.0-SNAPSHOT/}}</text:span></text:p>
      <text:p text:style-name="P3">* First Steps</text:p>
      <text:p text:style-name="P4"><text:s text:c="4"/><text:span text:style-name="T4">add some PetTypes like dog,cat,mouse,...</text:span></text:p>
      <text:p text:style-name="P4"><text:s text:c="4"/><text:span text:style-name="T4">add some Specialties for Vetinarians like dentist, anesthetist, radiology,...</text:span></text:p>
      <text:p text:style-name="P4"><text:s text:c="4"/><text:span text:style-name="T4">add a Vetinarian</text:span></text:p>
      <text:p text:style-name="P6"><text:s text:c="4"/><text:span text:style-name="T4">add an Owner, add him am a Pet and his Pet a visi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8:16:26.108893511</meta:creation-date>
    <dc:date>2020-03-30T18:17:20.514341211</dc:date>
    <meta:editing-duration>PT55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93" meta:word-count="440" meta:character-count="4175" meta:non-whitespace-character-count="3757"/>
  </office:meta>
</office:document-meta>
</file>